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justify" fo:margin-bottom="10.00pt"/>
    </style:style>
  </office:automatic-styles>
  <office:body>
    <office:text>
      <text:p text:style-name="P1"><text:span text:style-name="T1"/></text:p>
      <text:p text:style-name="P1"><text:span text:style-name="T2">Mme Djamila CHABANE </text:span></text:p>
      <text:p text:style-name="P1"><text:span text:style-name="T2">27 Avenue Gambetta</text:span></text:p>
      <text:p text:style-name="P1"><text:span text:style-name="T2">94600 Choisy Le Roi</text:span></text:p>
      <text:p text:style-name="P1"><text:span text:style-name="T2"><text:tab/><text:tab/><text:s text:c="78"/>Fait le<text:s text:c="2"/>29 avril 2019</text:span></text:p>
      <text:p text:style-name="P1"><text:span text:style-name="T3"/></text:p>
      <text:p text:style-name="P1"><text:span text:style-name="T4">Objet</text:span><text:span text:style-name="T5"><text:s/>: Candidature spontanée pour un stage dans le développement/intégration web<text:tab/><text:tab/><text:s text:c="23"/></text:span></text:p>
      <text:p text:style-name="P1"><text:span text:style-name="T5">Madame, Monsieur, ... </text:span></text:p>
      <text:p text:style-name="P2"><text:span text:style-name="T5"><text:tab/>Dans le cadre de ma formation d’intégrateur /développeur web, je recherche actuellement un stage non rémunéré et conventionné pour une période d’un mois du 17/06/2019 au 16/07/2019, renouvelable un mois du 17/09/2019 au 16/10/2019 . </text:span></text:p>
      <text:p text:style-name="P2"><text:span text:style-name="T5"><text:tab/>Actuellement en formation en tant que intégratrice et développeuse web au PoleS, j’ai acquis des compétences en HTML5, CSS3, SQL, JAVASCRIPT/JQUERY, PHP, BOOTSTRAP et WORDPRESS.<text:s text:c="2"/>Compétences que j’ai pu développer lors de differents TPs (individuels et collectifs) dont vous pourrez avoir un aperçu sur mon site PORTFOLIO<text:s/></text:span><text:a xlink:href="https://djamilachabane.000webhostapp.com/accueil"><text:span text:style-name="T6">https://djamilachabane.000webhostapp.com/accueil</text:span></text:a><text:span text:style-name="T7">. </text:span></text:p>
      <text:p text:style-name="P2"><text:span text:style-name="T7"><text:tab/>Passionnée par le web et le numérique, j’ai décidé de sauter le pas pour en faire mon métier en profitant de l’opportunité offerte par le PoleS.</text:span></text:p>
      <text:p text:style-name="P2"><text:span text:style-name="T7"><text:tab/>Ma maîtrise des langages de programmation et des lignes de codes informatiques me permet aujourd’hui<text:s text:c="2"/>de postuler à une offre de stage. Ainsi<text:s text:c="2"/>je souhaiterai<text:s text:c="2"/>mettre à profit mes acquis dans votre structure. </text:span></text:p>
      <text:p text:style-name="P2"><text:span text:style-name="T7"><text:tab/>Volontaire, autonome, ayant le goût de l'initiative et du challenge, j'aime travailler en équipe. Disponible rapidement, je me tiens à votre disposition pour un entretien plus approfondi de ma candidature.</text:span></text:p>
      <text:p text:style-name="P2"><text:span text:style-name="T7">Dans cette attente, je vous prie d'agréer, Madame, Monsieur, l'expression de mes salutations distinguées.</text:span></text:p>
      <text:p text:style-name="P2"><text:span text:style-name="T7"><text:s text:c="58"/></text:span></text:p>
      <text:p text:style-name="P2"><text:span text:style-name="T7"><text:s text:c="126"/>Djamila CHABANE 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